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color="#002342" style:font-name="Open Sans"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1c1c1c"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text-properties fo:color="#1c1c1c" fo:font-size="17pt" fo:font-weight="normal" style:font-size-asian="17pt" style:font-weight-asian="normal" style:font-size-complex="17pt" style:font-weight-complex="normal"/>
    </style:style>
    <style:style style:name="P6" style:family="paragraph">
      <style:text-properties fo:color="#002342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variant="normal" fo:text-transform="none" fo:color="#002342" style:text-outline="false" style:text-line-through-style="none" style:text-line-through-type="none" style:font-name="Open Sans" fo:font-size="72pt" fo:font-style="normal" fo:text-shadow="none" style:text-underline-style="none" fo:font-weight="bold" style:letter-kerning="true" style:font-name-asian="源ノ角ゴシック Bold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bold" style:letter-kerning="true" style:font-name-asian="源ノ角ゴシック Heavy" style:font-size-asian="32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源ノ角ゴシック Bold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17pt" fo:font-style="normal" fo:text-shadow="none" style:text-underline-style="none" fo:font-weight="normal" style:letter-kerning="true" style:font-name-asian="源ノ角ゴシック Bold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2342" style:text-outline="false" style:text-line-through-style="none" style:text-line-through-type="none" style:font-name="Source Sans Pro Black" fo:font-size="36pt" fo:font-style="normal" fo:text-shadow="none" style:text-underline-style="none" fo:font-weight="normal" style:letter-kerning="true" style:font-name-asian="源ノ角ゴシック Heavy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12.192cm" svg:height="3.302cm" svg:x="7.874cm" svg:y="9.144cm" presentation:class="outline" presentation:user-transformed="true">
          <draw:text-box>
            <text:p><text:span text:style-name="T1">SOLID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pan text:style-name="T2">What you will learn</text:span></text:p>
          </draw:text-box>
        </draw:frame>
        <draw:frame presentation:style-name="pr2" draw:text-style-name="P3" draw:layer="layout" svg:width="23.368cm" svg:height="12.896cm" svg:x="1.27cm" svg:y="6.604cm" presentation:class="outline" presentation:user-transformed="true">
          <draw:text-box>
            <text:p xml:id="id1" text:id="id1"><text:span text:style-name="T3">The course is about object-oriented design (OOD) principles called SOLID.</text:span></text:p>
            <text:p xml:id="id2" text:id="id2"><text:span text:style-name="T3">It’s with the focus on C++ programming language, which we use for examples and assignments.</text:span></text:p>
            <text:p xml:id="id3" text:id="id3"><text:span text:style-name="T3">Understanding of SOLID principles is a must if you want to be a mature software engineer and develop robust and maintainable software of high quality.</text:span></text:p>
            <text:p xml:id="id4" text:id="id4"><text:span text:style-name="T3">You will learn what SOLID principles are, when to apply them and when not, and how to apply them, including in C++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2">Content for you</text:span></text:p>
          </draw:text-box>
        </draw:frame>
        <draw:frame presentation:style-name="pr2" draw:text-style-name="P5" draw:layer="layout" svg:width="23.622cm" svg:height="14.166cm" svg:x="1.016cm" svg:y="5.334cm" presentation:class="outline" presentation:user-transformed="true">
          <draw:text-box>
            <text:p xml:id="id5" text:id="id5" text:style-name="P4"><text:span text:style-name="T4">This course is not just OOP theory. It’s content-rich and consists of:</text:span></text:p>
            <text:list text:style-name="L1">
              <text:list-item>
                <text:p xml:id="id6" text:id="id6"><text:span text:style-name="T4">Presentations (theory and concepts)</text:span></text:p>
              </text:list-item>
              <text:list-item>
                <text:p xml:id="id7" text:id="id7" text:style-name="P4"><text:span text:style-name="T4">Visual analogies from real world (to better understand and remember the principles)</text:span></text:p>
              </text:list-item>
              <text:list-item>
                <text:p xml:id="id8" text:id="id8" text:style-name="P4"><text:span text:style-name="T4">UML diagrams (mainly class diagrams with examples about the principles)</text:span></text:p>
              </text:list-item>
              <text:list-item>
                <text:p xml:id="id9" text:id="id9" text:style-name="P4"><text:span text:style-name="T4">Plenty of stand-alone code examples (at least a few for each principle)</text:span></text:p>
              </text:list-item>
              <text:list-item>
                <text:p xml:id="id10" text:id="id10" text:style-name="P4"><text:span text:style-name="T4">Almost real-world project (server application – receives over TCP connection and processes tax reports in JSON or XML formats) with unit and high-level tests</text:span></text:p>
              </text:list-item>
              <text:list-item>
                <text:p xml:id="id11" text:id="id11" text:style-name="P4"><text:span text:style-name="T4">Explanations how to install the project’s dependencies, compile it and run tests (uses C++17, CMake, Boost libraries (asio, program options, etc.), Google test)</text:span></text:p>
              </text:list-item>
              <text:list-item>
                <text:p xml:id="id12" text:id="id12" text:style-name="P4"><text:span text:style-name="T4">Quizzes and final test (some have additional code examples)</text:span></text:p>
              </text:list-item>
              <text:list-item>
                <text:p xml:id="id13" text:id="id13"><text:span text:style-name="T4">Programming assignments (work on the project, etc.)</text:span></text:p>
              </text:list-item>
            </text:list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2">Prerequisites</text:span></text:p>
          </draw:text-box>
        </draw:frame>
        <draw:frame presentation:style-name="pr2" draw:text-style-name="P3" draw:layer="layout" svg:width="25.146cm" svg:height="13.15cm" svg:x="1.27cm" svg:y="6.35cm" presentation:class="outline" presentation:user-transformed="true">
          <draw:text-box>
            <text:p xml:id="id14" text:id="id14"><text:span text:style-name="T3">Mandatory:</text:span></text:p>
            <text:p xml:id="id15" text:id="id15"><text:span text:style-name="T3">- Beginner or intermediate C++, but not complete beginner.</text:span></text:p>
            <text:p xml:id="id16" text:id="id16"><text:span text:style-name="T3"><text:s text:c="2"/></text:span><text:span text:style-name="T3">In other words, at least strong basic C++ knowledge is required.</text:span></text:p>
            <text:p xml:id="id17" text:id="id17"><text:span text:style-name="T3">- Basics of OOP (classes, polymorphism, inheritance, encapsulation, etc.)</text:span></text:p>
            <text:p><text:span text:style-name="T3"/></text:p>
            <text:p xml:id="id18" text:id="id18"><text:span text:style-name="T3">You should be able to pick up the rest that we use during the cours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line-break/></text:p>
          </draw:text-box>
        </draw:frame>
        <draw:frame presentation:style-name="pr2" draw:text-style-name="P6" draw:layer="layout" svg:width="23.053cm" svg:height="2.794cm" svg:x="2.54cm" svg:y="9.652cm" presentation:class="outline" presentation:user-transformed="true">
          <draw:text-box>
            <text:p xml:id="id19" text:id="id19"><text:span text:style-name="T5"><text:s/></text:span><text:span text:style-name="T5">Sign up and see you in the cours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7T16:51:04.856722133</meta:creation-date>
    <meta:editing-duration>PT1H20M55S</meta:editing-duration>
    <meta:editing-cycles>43</meta:editing-cycles>
    <meta:generator>LibreOffice/6.0.7.3$Linux_X86_64 LibreOffice_project/00m0$Build-3</meta:generator>
    <dc:title>Midnightblue</dc:title>
    <dc:date>2021-01-30T18:42:25.421468444</dc:date>
    <meta:document-statistic meta:object-count="68"/>
  </office:meta>
</office:document-meta>
</file>